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dee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dee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dee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dee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dee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dee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dee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dee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dee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dee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dee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dee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dee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dee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dee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dee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dee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ximiliano Alfonzo Maita Riva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0/5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309297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bel Mercedes Maita Riv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083369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49.15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8" meta:non-whitespace-character-count="1009"/>
    <meta:template xlink:type="simple" xlink:actuate="onRequest" xlink:title="Normal" xlink:href=""/>
  </office:meta>
</office:document-meta>
</file>